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183.74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3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Te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745/10</text:p>
          </table:table-cell>
          <table:table-cell office:value-type="string" calcext:value-type="string">
            <text:p>Atsnagn Kif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ifleatsnagn@gmail.com</text:p>
          </table:table-cell>
          <table:table-cell office:value-type="float" office:value="985233113" calcext:value-type="float">
            <text:p>985233113</text:p>
          </table:table-cell>
          <table:table-cell office:value-type="string" calcext:value-type="string">
            <text:p>0011 Idio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611/10</text:p>
          </table:table-cell>
          <table:table-cell office:value-type="string" calcext:value-type="string">
            <text:p>Temkin Mengist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apimenge3@gmail.com</text:p>
          </table:table-cell>
          <table:table-cell office:value-type="float" office:value="934257234" calcext:value-type="float">
            <text:p>934257234</text:p>
          </table:table-cell>
          <table:table-cell office:value-type="string" calcext:value-type="string">
            <text:p>0011 Idio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757/11</text:p>
          </table:table-cell>
          <table:table-cell office:value-type="string" calcext:value-type="string">
            <text:p>Wendirad Demelas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endiradame@gmail.com</text:p>
          </table:table-cell>
          <table:table-cell office:value-type="float" office:value="945224486" calcext:value-type="float">
            <text:p>945224486</text:p>
          </table:table-cell>
          <table:table-cell office:value-type="string" calcext:value-type="string">
            <text:p>0011 Idio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/0168/08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iruamir@gmail.com</text:p>
          </table:table-cell>
          <table:table-cell office:value-type="float" office:value="921123673" calcext:value-type="float">
            <text:p>921123673</text:p>
          </table:table-cell>
          <table:table-cell office:value-type="string" calcext:value-type="string">
            <text:p>Andal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/0887/08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ukeremali112@gmail.com</text:p>
          </table:table-cell>
          <table:table-cell office:value-type="float" office:value="913152485" calcext:value-type="float">
            <text:p>913152485</text:p>
          </table:table-cell>
          <table:table-cell office:value-type="string" calcext:value-type="string">
            <text:p>Andal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/0905/08</text:p>
          </table:table-cell>
          <table:table-cell office:value-type="string" calcext:value-type="string">
            <text:p>Mustefa Ka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isuicpc@gmail.com</text:p>
          </table:table-cell>
          <table:table-cell office:value-type="float" office:value="934739566" calcext:value-type="float">
            <text:p>934739566</text:p>
          </table:table-cell>
          <table:table-cell office:value-type="string" calcext:value-type="string">
            <text:p>Andal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439/10</text:p>
          </table:table-cell>
          <table:table-cell office:value-type="string" calcext:value-type="string">
            <text:p>Abinet Tasse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inettassewabi@gmail.com</text:p>
          </table:table-cell>
          <table:table-cell office:value-type="float" office:value="970582384" calcext:value-type="float">
            <text:p>970582384</text:p>
          </table:table-cell>
          <table:table-cell office:value-type="string" calcext:value-type="string">
            <text:p>Andro Me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306/10</text:p>
          </table:table-cell>
          <table:table-cell office:value-type="string" calcext:value-type="string">
            <text:p>Ephrem Dani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phadaniel177@gmail.com</text:p>
          </table:table-cell>
          <table:table-cell office:value-type="float" office:value="923105778" calcext:value-type="float">
            <text:p>923105778</text:p>
          </table:table-cell>
          <table:table-cell office:value-type="string" calcext:value-type="string">
            <text:p>Andro Me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688/10</text:p>
          </table:table-cell>
          <table:table-cell office:value-type="string" calcext:value-type="string">
            <text:p>Moges Kel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geskelali21mine@gmail.com</text:p>
          </table:table-cell>
          <table:table-cell office:value-type="float" office:value="937770321" calcext:value-type="float">
            <text:p>937770321</text:p>
          </table:table-cell>
          <table:table-cell office:value-type="string" calcext:value-type="string">
            <text:p>Andro Med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G/16657/11</text:p>
          </table:table-cell>
          <table:table-cell office:value-type="string" calcext:value-type="string">
            <text:p>Abdi Ad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iadem954@gmail.com</text:p>
          </table:table-cell>
          <table:table-cell office:value-type="float" office:value="947952012" calcext:value-type="float">
            <text:p>947952012</text:p>
          </table:table-cell>
          <table:table-cell office:value-type="string" calcext:value-type="string">
            <text:p>CM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168/10</text:p>
          </table:table-cell>
          <table:table-cell office:value-type="string" calcext:value-type="string">
            <text:p>Abdulmejid Shems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udlh1@gmail.com</text:p>
          </table:table-cell>
          <table:table-cell office:value-type="float" office:value="929194872" calcext:value-type="float">
            <text:p>929194872</text:p>
          </table:table-cell>
          <table:table-cell office:value-type="string" calcext:value-type="string">
            <text:p>CM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148/10</text:p>
          </table:table-cell>
          <table:table-cell office:value-type="string" calcext:value-type="string">
            <text:p>Mebatsion Sah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batsionsahle@gmail.com</text:p>
          </table:table-cell>
          <table:table-cell office:value-type="float" office:value="947454308" calcext:value-type="float">
            <text:p>947454308</text:p>
          </table:table-cell>
          <table:table-cell office:value-type="string" calcext:value-type="string">
            <text:p>CMO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/0054/08</text:p>
          </table:table-cell>
          <table:table-cell office:value-type="string" calcext:value-type="string">
            <text:p>Abel Mesf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elamapip@gmail.com</text:p>
          </table:table-cell>
          <table:table-cell office:value-type="float" office:value="962079338" calcext:value-type="float">
            <text:p>962079338</text:p>
          </table:table-cell>
          <table:table-cell office:value-type="string" calcext:value-type="string">
            <text:p>Co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/1221/08</text:p>
          </table:table-cell>
          <table:table-cell office:value-type="string" calcext:value-type="string">
            <text:p>Yafet Giru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afetgirum16@gmail.com</text:p>
          </table:table-cell>
          <table:table-cell office:value-type="float" office:value="922455377" calcext:value-type="float">
            <text:p>922455377</text:p>
          </table:table-cell>
          <table:table-cell office:value-type="string" calcext:value-type="string">
            <text:p>Co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4887/09</text:p>
          </table:table-cell>
          <table:table-cell office:value-type="string" calcext:value-type="string">
            <text:p>Bemnet Nikodim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me2000@gmail.com</text:p>
          </table:table-cell>
          <table:table-cell office:value-type="float" office:value="922395774" calcext:value-type="float">
            <text:p>922395774</text:p>
          </table:table-cell>
          <table:table-cell office:value-type="string" calcext:value-type="string">
            <text:p>Co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060/10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r.m.r.s.h.i.e.l.d@gmail.com</text:p>
          </table:table-cell>
          <table:table-cell office:value-type="float" office:value="943149882" calcext:value-type="float">
            <text:p>943149882</text:p>
          </table:table-cell>
          <table:table-cell office:value-type="string" calcext:value-type="string">
            <text:p>Co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4857/09</text:p>
          </table:table-cell>
          <table:table-cell office:value-type="string" calcext:value-type="string">
            <text:p>Yohannes Fikr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ohanes.fikru@gmail.com</text:p>
          </table:table-cell>
          <table:table-cell office:value-type="float" office:value="946680893" calcext:value-type="float">
            <text:p>946680893</text:p>
          </table:table-cell>
          <table:table-cell office:value-type="string" calcext:value-type="string">
            <text:p>Co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6865/11</text:p>
          </table:table-cell>
          <table:table-cell office:value-type="string" calcext:value-type="string">
            <text:p>Biruk Alamere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iruk.alamirew77@gmail.com</text:p>
          </table:table-cell>
          <table:table-cell office:value-type="float" office:value="938884700" calcext:value-type="float">
            <text:p>938884700</text:p>
          </table:table-cell>
          <table:table-cell office:value-type="string" calcext:value-type="string">
            <text:p>Delta for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515/11</text:p>
          </table:table-cell>
          <table:table-cell office:value-type="string" calcext:value-type="string">
            <text:p>Natnael Kifl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otty7kt@gmail.com</text:p>
          </table:table-cell>
          <table:table-cell office:value-type="float" office:value="924325817" calcext:value-type="float">
            <text:p>924325817</text:p>
          </table:table-cell>
          <table:table-cell office:value-type="string" calcext:value-type="string">
            <text:p>Delta for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850/11</text:p>
          </table:table-cell>
          <table:table-cell office:value-type="string" calcext:value-type="string">
            <text:p>Yonathan Assef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ab95assefa@gmail.com</text:p>
          </table:table-cell>
          <table:table-cell office:value-type="float" office:value="989472386" calcext:value-type="float">
            <text:p>989472386</text:p>
          </table:table-cell>
          <table:table-cell office:value-type="string" calcext:value-type="string">
            <text:p>Delta for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RG/16660/11</text:p>
          </table:table-cell>
          <table:table-cell office:value-type="string" calcext:value-type="string">
            <text:p>abdi eli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ie6722@gmail.com</text:p>
          </table:table-cell>
          <table:table-cell office:value-type="float" office:value="933136375" calcext:value-type="float">
            <text:p>933136375</text:p>
          </table:table-cell>
          <table:table-cell office:value-type="string" calcext:value-type="string">
            <text:p>Ease_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549/11</text:p>
          </table:table-cell>
          <table:table-cell office:value-type="string" calcext:value-type="string">
            <text:p>Ofgeha Gel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yanaddh@gmail.com</text:p>
          </table:table-cell>
          <table:table-cell office:value-type="float" office:value="935070773" calcext:value-type="float">
            <text:p>935070773</text:p>
          </table:table-cell>
          <table:table-cell office:value-type="string" calcext:value-type="string">
            <text:p>Ease_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609/11</text:p>
          </table:table-cell>
          <table:table-cell office:value-type="string" calcext:value-type="string">
            <text:p>Samuel Teref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amuelterefestr1999@gmail.com</text:p>
          </table:table-cell>
          <table:table-cell office:value-type="float" office:value="917065461" calcext:value-type="float">
            <text:p>917065461</text:p>
          </table:table-cell>
          <table:table-cell office:value-type="string" calcext:value-type="string">
            <text:p>Ease_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4605/09</text:p>
          </table:table-cell>
          <table:table-cell office:value-type="string" calcext:value-type="string">
            <text:p>Abdisa Tsegay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bdtsegaye@gmail.com</text:p>
          </table:table-cell>
          <table:table-cell office:value-type="float" office:value="913654294" calcext:value-type="float">
            <text:p>913654294</text:p>
          </table:table-cell>
          <table:table-cell office:value-type="string" calcext:value-type="string">
            <text:p>Co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3886/10</text:p>
          </table:table-cell>
          <table:table-cell office:value-type="string" calcext:value-type="string">
            <text:p>Ahmed Hibe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hmedhibet@gmail.com</text:p>
          </table:table-cell>
          <table:table-cell office:value-type="float" office:value="933806521" calcext:value-type="float">
            <text:p>933806521</text:p>
          </table:table-cell>
          <table:table-cell office:value-type="string" calcext:value-type="string">
            <text:p>Hexabin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198/10</text:p>
          </table:table-cell>
          <table:table-cell office:value-type="string" calcext:value-type="string">
            <text:p>Kamil Muk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amilmuktar@hotmail.com</text:p>
          </table:table-cell>
          <table:table-cell office:value-type="float" office:value="900069042" calcext:value-type="float">
            <text:p>900069042</text:p>
          </table:table-cell>
          <table:table-cell office:value-type="string" calcext:value-type="string">
            <text:p>Hexabin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032/10</text:p>
          </table:table-cell>
          <table:table-cell office:value-type="string" calcext:value-type="string">
            <text:p>Sudeys Ab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udeysabas10@gmail.com</text:p>
          </table:table-cell>
          <table:table-cell office:value-type="float" office:value="969420006" calcext:value-type="float">
            <text:p>969420006</text:p>
          </table:table-cell>
          <table:table-cell office:value-type="string" calcext:value-type="string">
            <text:p>Hexabinar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870/10</text:p>
          </table:table-cell>
          <table:table-cell office:value-type="string" calcext:value-type="string">
            <text:p>Admasu Abe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meabera5@gmail.com</text:p>
          </table:table-cell>
          <table:table-cell office:value-type="float" office:value="916931140" calcext:value-type="float">
            <text:p>916931140</text:p>
          </table:table-cell>
          <table:table-cell office:value-type="string" calcext:value-type="string">
            <text:p>iC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113/11</text:p>
          </table:table-cell>
          <table:table-cell office:value-type="string" calcext:value-type="string">
            <text:p>Fikreab Mekuria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ikir.tig@gmail.com</text:p>
          </table:table-cell>
          <table:table-cell office:value-type="float" office:value="918506427" calcext:value-type="float">
            <text:p>918506427</text:p>
          </table:table-cell>
          <table:table-cell office:value-type="string" calcext:value-type="string">
            <text:p>iC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674/10</text:p>
          </table:table-cell>
          <table:table-cell office:value-type="string" calcext:value-type="string">
            <text:p>Nathanael Bog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nathanaelbogale0@gmail.com</text:p>
          </table:table-cell>
          <table:table-cell office:value-type="float" office:value="932661739" calcext:value-type="float">
            <text:p>932661739</text:p>
          </table:table-cell>
          <table:table-cell office:value-type="string" calcext:value-type="string">
            <text:p>iCo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093/10</text:p>
          </table:table-cell>
          <table:table-cell office:value-type="string" calcext:value-type="string">
            <text:p>Hasen Suad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asensuadik39@gmail.com</text:p>
          </table:table-cell>
          <table:table-cell office:value-type="float" office:value="941257736" calcext:value-type="float">
            <text:p>941257736</text:p>
          </table:table-cell>
          <table:table-cell office:value-type="string" calcext:value-type="string">
            <text:p>level Z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4905/09</text:p>
          </table:table-cell>
          <table:table-cell office:value-type="string" calcext:value-type="string">
            <text:p>Seid Shems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idshemsu486@gmail.com</text:p>
          </table:table-cell>
          <table:table-cell office:value-type="float" office:value="923610732" calcext:value-type="float">
            <text:p>923610732</text:p>
          </table:table-cell>
          <table:table-cell office:value-type="string" calcext:value-type="string">
            <text:p>level Z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4554/09</text:p>
          </table:table-cell>
          <table:table-cell office:value-type="string" calcext:value-type="string">
            <text:p>Shemsedin Seifed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hemsedinseifedin7@gmail.com</text:p>
          </table:table-cell>
          <table:table-cell office:value-type="float" office:value="948400745" calcext:value-type="float">
            <text:p>948400745</text:p>
          </table:table-cell>
          <table:table-cell office:value-type="string" calcext:value-type="string">
            <text:p>level Z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088/10</text:p>
          </table:table-cell>
          <table:table-cell office:value-type="string" calcext:value-type="string">
            <text:p>Asma Ahm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sma313132@gmail.com</text:p>
          </table:table-cell>
          <table:table-cell office:value-type="float" office:value="931313258" calcext:value-type="float">
            <text:p>931313258</text:p>
          </table:table-cell>
          <table:table-cell office:value-type="string" calcext:value-type="string">
            <text:p>Perfectly-d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378/10</text:p>
          </table:table-cell>
          <table:table-cell office:value-type="string" calcext:value-type="string">
            <text:p>Hayat Ahm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hmedayat@gmail.com</text:p>
          </table:table-cell>
          <table:table-cell office:value-type="float" office:value="913562056" calcext:value-type="float">
            <text:p>913562056</text:p>
          </table:table-cell>
          <table:table-cell office:value-type="string" calcext:value-type="string">
            <text:p>Perfectly-d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748/10</text:p>
          </table:table-cell>
          <table:table-cell office:value-type="string" calcext:value-type="string">
            <text:p>Hayat Shuku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hukurehayat@gmail.com</text:p>
          </table:table-cell>
          <table:table-cell office:value-type="float" office:value="960972949" calcext:value-type="float">
            <text:p>960972949</text:p>
          </table:table-cell>
          <table:table-cell office:value-type="string" calcext:value-type="string">
            <text:p>Perfectly-d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6996/11</text:p>
          </table:table-cell>
          <table:table-cell office:value-type="string" calcext:value-type="string">
            <text:p>Dilamo Wondim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lamowondimu@gmail.com</text:p>
          </table:table-cell>
          <table:table-cell office:value-type="float" office:value="932243308" calcext:value-type="float">
            <text:p>932243308</text:p>
          </table:table-cell>
          <table:table-cell office:value-type="string" calcext:value-type="string">
            <text:p>Run Time Terr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754/11</text:p>
          </table:table-cell>
          <table:table-cell office:value-type="string" calcext:value-type="string">
            <text:p>Weldegebrial Bele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eldegebrial.gesesse@gmail.com</text:p>
          </table:table-cell>
          <table:table-cell office:value-type="float" office:value="924786718" calcext:value-type="float">
            <text:p>924786718</text:p>
          </table:table-cell>
          <table:table-cell office:value-type="string" calcext:value-type="string">
            <text:p>Run Time Terr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586/10</text:p>
          </table:table-cell>
          <table:table-cell office:value-type="string" calcext:value-type="string">
            <text:p>Siraj Yesu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irajyesuf762@gmail.com</text:p>
          </table:table-cell>
          <table:table-cell office:value-type="float" office:value="924836179" calcext:value-type="float">
            <text:p>924836179</text:p>
          </table:table-cell>
          <table:table-cell office:value-type="string" calcext:value-type="string">
            <text:p>Run Time Terro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807/10</text:p>
          </table:table-cell>
          <table:table-cell office:value-type="string" calcext:value-type="string">
            <text:p>Bilise Huss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ilisehussien06@gmail.com</text:p>
          </table:table-cell>
          <table:table-cell office:value-type="float" office:value="916005844" calcext:value-type="float">
            <text:p>916005844</text:p>
          </table:table-cell>
          <table:table-cell office:value-type="string" calcext:value-type="string">
            <text:p>Scorp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189/11</text:p>
          </table:table-cell>
          <table:table-cell office:value-type="string" calcext:value-type="string">
            <text:p>Hana Tesfahu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anahtesfahun@gmail.com</text:p>
          </table:table-cell>
          <table:table-cell office:value-type="float" office:value="910493259" calcext:value-type="float">
            <text:p>910493259</text:p>
          </table:table-cell>
          <table:table-cell office:value-type="string" calcext:value-type="string">
            <text:p>Scorp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R/17343/11</text:p>
          </table:table-cell>
          <table:table-cell office:value-type="string" calcext:value-type="string">
            <text:p>Meaza Nigus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azanigusu19@gmail.com</text:p>
          </table:table-cell>
          <table:table-cell office:value-type="float" office:value="978002200" calcext:value-type="float">
            <text:p>978002200</text:p>
          </table:table-cell>
          <table:table-cell office:value-type="string" calcext:value-type="string">
            <text:p>Scorp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803/10</text:p>
          </table:table-cell>
          <table:table-cell office:value-type="string" calcext:value-type="string">
            <text:p>Mikiyas Zele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ikiyaszeleke805@gmail.com</text:p>
          </table:table-cell>
          <table:table-cell office:value-type="float" office:value="933881834" calcext:value-type="float">
            <text:p>933881834</text:p>
          </table:table-cell>
          <table:table-cell office:value-type="string" calcext:value-type="string">
            <text:p>S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180/10</text:p>
          </table:table-cell>
          <table:table-cell office:value-type="string" calcext:value-type="string">
            <text:p>Seid Mengist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idmengistu88@gmail.com</text:p>
          </table:table-cell>
          <table:table-cell office:value-type="float" office:value="968983297" calcext:value-type="float">
            <text:p>968983297</text:p>
          </table:table-cell>
          <table:table-cell office:value-type="string" calcext:value-type="string">
            <text:p>S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5149/10</text:p>
          </table:table-cell>
          <table:table-cell office:value-type="string" calcext:value-type="string">
            <text:p>Seretse Firesibha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etsefiresibhat@gmail.com</text:p>
          </table:table-cell>
          <table:table-cell office:value-type="float" office:value="988155777" calcext:value-type="float">
            <text:p>988155777</text:p>
          </table:table-cell>
          <table:table-cell office:value-type="string" calcext:value-type="string">
            <text:p>S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3950/10</text:p>
          </table:table-cell>
          <table:table-cell office:value-type="string" calcext:value-type="string">
            <text:p>Alima Sei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imasumeya99@gmail.com</text:p>
          </table:table-cell>
          <table:table-cell office:value-type="float" office:value="945569097" calcext:value-type="float">
            <text:p>945569097</text:p>
          </table:table-cell>
          <table:table-cell office:value-type="string" calcext:value-type="string">
            <text:p>Sub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777/10</text:p>
          </table:table-cell>
          <table:table-cell office:value-type="string" calcext:value-type="string">
            <text:p>Almaz Lammec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lmi.lammecha@gmail.com</text:p>
          </table:table-cell>
          <table:table-cell office:value-type="float" office:value="937840873" calcext:value-type="float">
            <text:p>937840873</text:p>
          </table:table-cell>
          <table:table-cell office:value-type="string" calcext:value-type="string">
            <text:p>Sub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786/10</text:p>
          </table:table-cell>
          <table:table-cell office:value-type="string" calcext:value-type="string">
            <text:p>Hanan Beshi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<text:a xlink:href="mailto:hanbeshir2019@gmail.com" xlink:type="simple">hanbeshir2019@gmail.com</text:a></text:p>
          </table:table-cell>
          <table:table-cell office:value-type="float" office:value="919628341" calcext:value-type="float">
            <text:p>919628341</text:p>
          </table:table-cell>
          <table:table-cell office:value-type="string" calcext:value-type="string">
            <text:p>Subrr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3942/10</text:p>
          </table:table-cell>
          <table:table-cell office:value-type="string" calcext:value-type="string">
            <text:p>Getasew Tilah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chotilahun91@gmail.com</text:p>
          </table:table-cell>
          <table:table-cell office:value-type="float" office:value="977777052" calcext:value-type="float">
            <text:p>977777052</text:p>
          </table:table-cell>
          <table:table-cell office:value-type="string" calcext:value-type="string">
            <text:p>Time Lim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3944/10</text:p>
          </table:table-cell>
          <table:table-cell office:value-type="string" calcext:value-type="string">
            <text:p>Getasew Walelg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ageth0@gmail.com</text:p>
          </table:table-cell>
          <table:table-cell office:value-type="float" office:value="965865274" calcext:value-type="float">
            <text:p>965865274</text:p>
          </table:table-cell>
          <table:table-cell office:value-type="string" calcext:value-type="string">
            <text:p>Time Lim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/UR14022/10</text:p>
          </table:table-cell>
          <table:table-cell office:value-type="string" calcext:value-type="string">
            <text:p>Kelemu Deml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yonicyberking@gmail.com</text:p>
          </table:table-cell>
          <table:table-cell office:value-type="float" office:value="910049508" calcext:value-type="float">
            <text:p>910049508</text:p>
          </table:table-cell>
          <table:table-cell office:value-type="string" calcext:value-type="string">
            <text:p>Time Limit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5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7:05:42.551253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0T13:59:09Z</meta:creation-date>
    <dc:date>2019-09-30T17:15:29.560842591</dc:date>
    <meta:editing-cycles>22</meta:editing-cycles>
    <meta:editing-duration>PT2H40M52S</meta:editing-duration>
    <meta:document-statistic meta:table-count="1" meta:cell-count="312" meta:object-count="0"/>
  </office:meta>
</office:document-meta>
</file>